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22.398cm" fo:min-width="21.59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2.85cm" fo:min-width="5.266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2.884cm" fo:min-width="5.266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000000" draw:marker-start-width="0.517cm" draw:marker-end-width="0.517cm" draw:fill-color="#000000" draw:textarea-horizontal-align="justify" draw:textarea-vertical-align="middle" draw:auto-grow-height="false" fo:min-height="2.885cm" fo:min-width="5.266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2.886cm" fo:min-width="5.266cm" fo:padding-top="0.23cm" fo:padding-bottom="0.23cm" fo:padding-left="0.355cm" fo:padding-right="0.355cm"/>
    </style:style>
    <style:style style:name="gr6" style:family="graphic" style:parent-style-name="standard">
      <style:graphic-properties svg:stroke-width="0.212cm" svg:stroke-color="#000000" draw:marker-start-width="0.517cm" draw:marker-end-width="0.517cm" draw:fill-color="#000000" draw:textarea-horizontal-align="justify" draw:textarea-vertical-align="middle" draw:auto-grow-height="false" fo:min-height="2.844cm" fo:min-width="5.266cm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width="0.212cm" draw:marker-start-width="0.518cm" draw:marker-end-width="0.518cm" draw:fill-color="#dddddd" draw:textarea-horizontal-align="justify" draw:textarea-vertical-align="middle" draw:auto-grow-height="false" fo:min-height="2.267cm" fo:min-width="16.296cm"/>
    </style:style>
    <style:style style:name="gr8" style:family="graphic" style:parent-style-name="standard">
      <style:graphic-properties svg:stroke-width="0.212cm" svg:stroke-color="#000000" draw:marker-start-width="0.517cm" draw:marker-end-width="0.517cm" draw:fill-color="#000000" draw:textarea-horizontal-align="justify" draw:textarea-vertical-align="middle" draw:auto-grow-height="false" fo:min-height="2.864cm" fo:min-width="4.88cm" fo:padding-top="0.23cm" fo:padding-bottom="0.23cm" fo:padding-left="0.355cm" fo:padding-right="0.355cm"/>
    </style:style>
    <style:style style:name="gr9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2.864cm" fo:min-width="4.883cm" fo:padding-top="0.23cm" fo:padding-bottom="0.23cm" fo:padding-left="0.355cm" fo:padding-right="0.355cm"/>
    </style:style>
    <style:style style:name="gr10" style:family="graphic" style:parent-style-name="standard">
      <style:graphic-properties svg:stroke-width="0.212cm" svg:stroke-color="#000000" draw:marker-start-width="0.517cm" draw:marker-end-width="0.517cm" draw:fill-color="#000000" draw:textarea-horizontal-align="justify" draw:textarea-vertical-align="middle" draw:auto-grow-height="false" fo:min-height="2.864cm" fo:min-width="4.904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2.864cm" fo:min-width="5.02cm" fo:padding-top="0.23cm" fo:padding-bottom="0.23cm" fo:padding-left="0.355cm" fo:padding-right="0.355cm"/>
    </style:style>
    <style:style style:name="gr12" style:family="graphic" style:parent-style-name="standard">
      <style:graphic-properties draw:stroke="none" svg:stroke-width="0.212cm" draw:marker-start-width="0.518cm" draw:marker-end-width="0.518cm" draw:fill-color="#dddddd" draw:textarea-horizontal-align="justify" draw:textarea-vertical-align="middle" draw:auto-grow-height="false" fo:min-height="0.91cm" fo:min-width="22.156cm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909cm" fo:min-width="2.2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2.098cm" svg:height="22.86cm" svg:x="1.65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976cm" svg:height="3.31cm" draw:transform="rotate (-3.14159265358979) translate (7.666cm 11.09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2" draw:layer="layout" svg:width="5.976cm" svg:height="3.344cm" draw:transform="rotate (-3.14159265358979) translate (7.666cm 14.20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3" draw:layer="layout" svg:width="5.976cm" svg:height="3.345cm" draw:transform="rotate (-3.14159265358979) translate (7.666cm 17.47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" draw:text-style-name="P2" draw:layer="layout" svg:width="5.976cm" svg:height="3.346cm" draw:transform="rotate (-3.14159265358979) translate (7.666cm 20.74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" draw:text-style-name="P3" draw:layer="layout" svg:width="5.976cm" svg:height="3.304cm" draw:transform="rotate (-3.14159265358979) translate (7.666cm 23.977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" draw:text-style-name="P2" draw:layer="layout" svg:width="16.796cm" svg:height="2.517cm" draw:transform="rotate (1.5707963267949) translate (7.262cm 24.00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" draw:text-style-name="P3" draw:layer="layout" svg:width="5.59cm" svg:height="3.324cm" draw:transform="rotate (1.5707963267949) translate (20.234cm 6.86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9" draw:text-style-name="P2" draw:layer="layout" svg:width="5.593cm" svg:height="3.324cm" draw:transform="rotate (1.5707963267949) translate (20.234cm 12.565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0" draw:text-style-name="P3" draw:layer="layout" svg:width="5.614cm" svg:height="3.324cm" draw:transform="rotate (1.5707963267949) translate (20.234cm 18.288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1" draw:text-style-name="P2" draw:layer="layout" svg:width="5.73cm" svg:height="3.324cm" draw:transform="rotate (1.5707963267949) translate (20.234cm 24.1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2" draw:text-style-name="P2" draw:layer="layout" svg:width="22.656cm" svg:height="1.16cm" draw:transform="rotate (1.5707963267949) translate (19.265cm 24.103cm)">
          <text:p/>
          <draw:enhanced-geometry svg:viewBox="0 0 21600 21600" draw:mirror-horizontal="true" draw:mirror-vertical="true" draw:type="rectangle" draw:enhanced-path="M 0 0 L 21600 0 21600 21600 0 21600 0 0 Z N"/>
        </draw:custom-shape>
        <draw:custom-shape draw:style-name="gr13" draw:text-style-name="P3" draw:layer="layout" svg:width="2.794cm" svg:height="2.159cm" svg:x="23.749cm" svg:y="-0.88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2.794cm" svg:height="2.159cm" svg:x="-1.051cm" svg:y="24.11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1-20T10:24:41.239747730</meta:creation-date>
    <meta:generator>LibreOffice/7.0.2.2$Linux_X86_64 LibreOffice_project/3a01483fc371ab18cfca4bab0d636937da5eaf70</meta:generator>
    <dc:date>2020-11-20T21:59:09.419583482</dc:date>
    <meta:editing-duration>PT4H28M24S</meta:editing-duration>
    <meta:editing-cycles>13</meta:editing-cycles>
    <meta:document-statistic meta:object-count="14"/>
  </office:meta>
</office:document-meta>
</file>